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QUIREMENTS IN REGARD TO THE PRIESTS (5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QUIREMENTS IN REGARD TO THE PRIESTS (5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omparisons (5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Comparisons (5:1-4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oth were selected by God from among men (5:1a, 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oth were appointed to represent people before God (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Both were to pray and offer up sacrifices (5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Both were to demonstrate compassion (5:2a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oth experienced infirmities of the flesh (5:2b-3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THE REQUIREMENTS IN REGARD TO THE PRIESTS (5:1-10):<text:s text:c="1"/></text:span><text:span text:style-name="a476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Comparisons (5:1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Contrasts (5:5-10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Contrasts (5:5-10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Only Christ is called God's Son (5: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Only Christ was given an everlasting priesthood (5:6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Only Christ was made a priest after the order of Melchizedek (5:6b, 9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Only Christ cried out to God in Gethsemane "with a loud cry and tears, to the one who could deliver him out of death" (5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REQUIREMENTS IN REGARD TO THE PRIESTS (5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Comparisons (5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Contrasts (5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Hebrews 5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THE REQUIREMENTS IN REGARD TO THE PRIESTS (5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BUKE IN REGARD TO THE PEOPLE (5: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THE REBUKE IN REGARD TO THE PEOPLE (5:11-14)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rustration (5:11-12a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rustration (5:11-12a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author has much to say, but his readers are slow to learn (5:1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should be teachers but instead need to be taught (5:12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REBUKE IN REGARD TO THE PEOPLE (5:11-14)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rustration (5:11-12a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ood (5:12b-14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ood (5:12b-14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Baby believers can be fed only milk (5:12b-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Mature believers can easily digest solid food (5:14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REBUKE IN REGARD TO THE PEOPLE (5:11-14)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rustration (5:11-12a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ood (5:12b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Hebrews 5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QUIREMENTS IN REGARD TO THE PRIESTS (5:1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BUKE IN REGARD TO THE PEOPLE (5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5</dc:title>
    <meta:initial-creator>David STRICKLAND</meta:initial-creator>
    <dc:creator>David STRICKLAND</dc:creator>
    <meta:creation-date>2020-02-23T23:13:08Z</meta:creation-date>
    <dc:date>2020-02-23T23:13:09Z</dc:date>
    <meta:template xlink:href="BibleStudy" xlink:type="simple"/>
    <meta:editing-cycles>1</meta:editing-cycles>
    <meta:editing-duration>PT0S</meta:editing-duration>
    <meta:document-statistic meta:paragraph-count="41" meta:word-count="373"/>
  </office:meta>
</office:document-meta>
</file>